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f3ae0" officeooo:paragraph-rsid="001f3ae0"/>
    </style:style>
    <style:style style:name="P2" style:family="paragraph" style:parent-style-name="Standard" style:list-style-name="L1">
      <style:text-properties fo:font-weight="normal" officeooo:rsid="001f3ae0" officeooo:paragraph-rsid="001f3ae0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f3ae0" officeooo:paragraph-rsid="0022715b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207e25" officeooo:paragraph-rsid="00207e2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22715b" officeooo:paragraph-rsid="0022715b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229898" officeooo:paragraph-rsid="00229898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229898" officeooo:paragraph-rsid="0023f2bb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23f2bb" officeooo:paragraph-rsid="0023f2bb" style:font-weight-asian="normal" style:font-weight-complex="normal"/>
    </style:style>
    <style:style style:name="P9" style:family="paragraph" style:parent-style-name="Header">
      <style:text-properties fo:font-weight="bold" officeooo:rsid="0023f2bb" officeooo:paragraph-rsid="0023f2b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7e25" style:font-weight-asian="bold" style:font-weight-complex="bold"/>
    </style:style>
    <style:style style:name="T3" style:family="text">
      <style:text-properties fo:font-weight="bold" officeooo:rsid="0022715b" style:font-weight-asian="bold" style:font-weight-complex="bold"/>
    </style:style>
    <style:style style:name="T4" style:family="text">
      <style:text-properties fo:font-weight="bold" officeooo:rsid="00229898" style:font-weight-asian="bold" style:font-weight-complex="bold"/>
    </style:style>
    <style:style style:name="T5" style:family="text">
      <style:text-properties fo:font-weight="bold" officeooo:rsid="0023f2bb" style:font-weight-asian="bold" style:font-weight-complex="bold"/>
    </style:style>
    <style:style style:name="T6" style:family="text">
      <style:text-properties officeooo:rsid="00229898"/>
    </style:style>
    <style:style style:name="T7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01543443" text:style-name="L1">
        <text:list-item>
          <text:p text:style-name="P1">Who was Moses’ <text:s/>spokesman during the time of the exodus? <text:span text:style-name="T1">Aaron</text:span></text:p>
        </text:list-item>
        <text:list-item>
          <text:p text:style-name="P2">By washing the feet of the disciples, Jesus demonstrated <text:span text:style-name="T1">humility</text:span></text:p>
        </text:list-item>
        <text:list-item>
          <text:p text:style-name="P3">Which one of the follwing correctly describes the word talents? <text:span text:style-name="T1">Special gifts given by God to a person</text:span></text:p>
        </text:list-item>
        <text:list-item>
          <text:p text:style-name="P3">Who among the following helped in building the sacred tent? <text:span text:style-name="T1">Bezalel</text:span></text:p>
        </text:list-item>
        <text:list-item>
          <text:p text:style-name="P2">The best way for Christians to use their free time is by <text:span text:style-name="T1">serving God</text:span></text:p>
        </text:list-item>
        <text:list-item>
          <text:p text:style-name="P2">Which one of the following is not a value acquired in education? <text:span text:style-name="T1">Carelessness</text:span></text:p>
        </text:list-item>
        <text:list-item>
          <text:p text:style-name="P2">Who was the husband of Priscilla? <text:span text:style-name="T2">Aquila</text:span></text:p>
        </text:list-item>
        <text:list-item>
          <text:p text:style-name="P4">The little girl who helped Naaman to get the person who cured him from leprosy came from <text:span text:style-name="T3">Israel</text:span></text:p>
        </text:list-item>
        <text:list-item>
          <text:p text:style-name="P5">The parable that teaches Christians to make use of what God has allowed them to do best in the Parable of the <text:span text:style-name="T1">Three servants</text:span></text:p>
        </text:list-item>
        <text:list-item>
          <text:p text:style-name="P5">Which one of the following is not a gift of the Holy Spirit? <text:span text:style-name="T1">Prophesy</text:span></text:p>
        </text:list-item>
        <text:list-item>
          <text:p text:style-name="P5">Which one of the following was <text:span text:style-name="T7">not</text:span> done by <text:span text:style-name="T6">Jesus Christ? </text:span><text:span text:style-name="T4"><text:s/>Feeding the rich.</text:span></text:p>
        </text:list-item>
        <text:list-item>
          <text:p text:style-name="P6">At which place did Apollos preach about Jesus? <text:span text:style-name="T5">Ephesus</text:span></text:p>
        </text:list-item>
        <text:list-item>
          <text:p text:style-name="P6">Which one of the following statements correctly describes the servant of Naaman’s wife? <text:span text:style-name="T5">She was a faithful worker.</text:span></text:p>
        </text:list-item>
        <text:list-item>
          <text:p text:style-name="P7">Uwezo knits good sweaters and sells them to Mavoko market. Which of the following does Uwezo prossesss? <text:span text:style-name="T5">Career</text:span></text:p>
        </text:list-item>
        <text:list-item>
          <text:p text:style-name="P8">Who among the following taught Apollos how to preach the word of God? <text:s/><text:span text:style-name="T1">Priscill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3f2bb" officeooo:paragraph-rsid="0023f2bb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SMART SCORE PG 527 RE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9:09:40.193162394</meta:creation-date>
    <dc:date>2020-05-26T20:01:27.618790207</dc:date>
    <meta:editing-duration>PT25S</meta:editing-duration>
    <meta:editing-cycles>1</meta:editing-cycles>
    <meta:document-statistic meta:table-count="0" meta:image-count="0" meta:object-count="0" meta:page-count="1" meta:paragraph-count="16" meta:word-count="233" meta:character-count="1261" meta:non-whitespace-character-count="1055"/>
    <meta:generator>LibreOffice/6.0.7.3$Linux_X86_64 LibreOffice_project/00m0$Build-3</meta:generator>
  </office:meta>
</office:document-meta>
</file>